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text-properties fo:color="#434343" fo:font-size="10.5pt" style:font-size-asian="10.5pt" style:font-size-complex="10.5pt"/>
    </style:style>
    <style:style style:name="P2" style:family="paragraph" style:parent-style-name="Standard">
      <style:text-properties fo:color="#434343"/>
    </style:style>
    <style:style style:name="P3" style:family="paragraph" style:parent-style-name="Standard">
      <style:paragraph-properties fo:text-align="justify" style:justify-single-word="false"/>
    </style:style>
    <style:style style:name="P4" style:family="paragraph" style:parent-style-name="Standard">
      <loext:graphic-properties draw:fill="solid" draw:fill-color="#fbfbfb"/>
      <style:paragraph-properties fo:margin-top="0.1665in" fo:margin-bottom="0in" loext:contextual-spacing="false" fo:line-height="100%" fo:text-align="justify" style:justify-single-word="false" fo:keep-together="auto" fo:background-color="#fbfbfb" fo:keep-with-next="auto"/>
    </style:style>
    <style:style style:name="P5" style:family="paragraph" style:parent-style-name="Standard">
      <loext:graphic-properties draw:fill="solid" draw:fill-color="#fbfbfb"/>
      <style:paragraph-properties fo:margin-top="0.1665in" fo:margin-bottom="0.1665in" loext:contextual-spacing="false" fo:line-height="100%" fo:text-align="justify" style:justify-single-word="false" fo:background-color="#fbfbfb"/>
    </style:style>
    <style:style style:name="P6" style:family="paragraph" style:parent-style-name="Standard" style:list-style-name="WWNum2">
      <loext:graphic-properties draw:fill="solid" draw:fill-color="#fbfbfb"/>
      <style:paragraph-properties fo:margin-left="0.5in" fo:margin-right="0in" fo:margin-top="0.1665in" fo:margin-bottom="0in" loext:contextual-spacing="false" fo:line-height="100%" fo:text-indent="-0.25in" style:auto-text-indent="false" fo:background-color="#fbfbfb"/>
    </style:style>
    <style:style style:name="P7" style:family="paragraph" style:parent-style-name="Standard" style:list-style-name="WWNum2">
      <loext:graphic-properties draw:fill="solid" draw:fill-color="#fbfbfb"/>
      <style:paragraph-properties fo:margin-left="0.5in" fo:margin-right="0in" fo:margin-top="0in" fo:margin-bottom="0in" loext:contextual-spacing="false" fo:line-height="100%" fo:text-indent="-0.25in" style:auto-text-indent="false" fo:background-color="#fbfbfb"/>
    </style:style>
    <style:style style:name="P8"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9" style:family="paragraph" style:parent-style-name="Standard" style:list-style-name="WWNum2">
      <loext:graphic-properties draw:fill="solid" draw:fill-color="#fbfbfb"/>
      <style:paragraph-properties fo:margin-left="0.5in" fo:margin-right="0in" fo:margin-top="0in" fo:margin-bottom="0.1665in" loext:contextual-spacing="false" fo:line-height="100%" fo:text-indent="-0.25in" style:auto-text-indent="false" fo:background-color="#fbfbfb"/>
    </style:style>
    <style:style style:name="P10" style:family="paragraph" style:parent-style-name="Standard" style:list-style-name="WWNum4">
      <style:paragraph-properties fo:margin-left="0.5in" fo:margin-right="0in" fo:text-align="justify" style:justify-single-word="false" fo:text-indent="-0.25in" style:auto-text-indent="false"/>
    </style:style>
    <style:style style:name="P11" style:family="paragraph" style:parent-style-name="Standard" style:list-style-name="WWNum3">
      <style:paragraph-properties fo:margin-left="0.5in" fo:margin-right="0in" fo:margin-top="0in" fo:margin-bottom="0.25in" loext:contextual-spacing="false" fo:line-height="100%" fo:text-align="justify" style:justify-single-word="false" fo:text-indent="-0.25in" style:auto-text-indent="false" fo:padding="0in" fo:border="none"/>
    </style:style>
    <style:style style:name="P12" style:family="paragraph" style:parent-style-name="Standard" style:list-style-name="WWNum3">
      <style:paragraph-properties fo:margin-left="0.5in" fo:margin-right="0in" fo:margin-top="0in" fo:margin-bottom="0.25in" loext:contextual-spacing="false" fo:line-height="100%" fo:text-indent="-0.25in" style:auto-text-indent="false" fo:padding="0in" fo:border="none"/>
    </style:style>
    <style:style style:name="P13" style:family="paragraph" style:parent-style-name="Standard">
      <loext:graphic-properties draw:fill="solid" draw:fill-color="#fbfbfb"/>
      <style:paragraph-properties fo:margin-top="0.1528in" fo:margin-bottom="0.3055in" loext:contextual-spacing="false" fo:line-height="115%" fo:text-align="justify" style:justify-single-word="false" fo:background-color="#fbfbfb"/>
    </style:style>
    <style:style style:name="P14" style:family="paragraph" style:parent-style-name="Standard" style:list-style-name="WWNum1">
      <style:paragraph-properties fo:margin-left="0.528in" fo:margin-right="0in" fo:margin-top="0.1528in" fo:margin-bottom="0in" loext:contextual-spacing="false" fo:line-height="115%" fo:text-align="justify" style:justify-single-word="false" fo:text-indent="-0.25in" style:auto-text-indent="false"/>
    </style:style>
    <style:style style:name="P15" style:family="paragraph" style:parent-style-name="Standard" style:list-style-name="WWNum1">
      <style:paragraph-properties fo:margin-left="0.528in" fo:margin-right="0in" fo:margin-top="0in" fo:margin-bottom="0in" loext:contextual-spacing="false" fo:line-height="115%" fo:text-align="justify" style:justify-single-word="false" fo:text-indent="-0.25in" style:auto-text-indent="false"/>
    </style:style>
    <style:style style:name="P16" style:family="paragraph" style:parent-style-name="Standard" style:list-style-name="WWNum1">
      <style:paragraph-properties fo:margin-left="0.528in" fo:margin-right="0in" fo:margin-top="0in" fo:margin-bottom="0.1528in" loext:contextual-spacing="false" fo:line-height="115%" fo:text-align="justify" style:justify-single-word="false" fo:text-indent="-0.25in" style:auto-text-indent="false"/>
    </style:style>
    <style:style style:name="P17" style:family="paragraph" style:parent-style-name="Standard">
      <style:paragraph-properties fo:margin-left="0.5in" fo:margin-right="0in" fo:margin-top="0.1528in" fo:margin-bottom="0.1528in" loext:contextual-spacing="false" fo:line-height="115%" fo:text-align="justify" style:justify-single-word="false" fo:text-indent="0in" style:auto-text-indent="false"/>
      <style:text-properties fo:color="#434343" fo:font-size="10.5pt" style:font-size-asian="10.5pt" style:font-size-complex="10.5pt"/>
    </style:style>
    <style:style style:name="P18" style:family="paragraph" style:parent-style-name="Standard">
      <style:paragraph-properties fo:margin-left="0.5in" fo:margin-right="0in" fo:margin-top="0in" fo:margin-bottom="0.25in" loext:contextual-spacing="false" fo:line-height="100%" fo:text-indent="0in" style:auto-text-indent="false" fo:padding="0in" fo:border="none"/>
      <style:text-properties fo:color="#434343" fo:font-size="10.5pt" style:font-size-asian="10.5pt" style:font-size-complex="10.5pt"/>
    </style:style>
    <style:style style:name="P19" style:family="paragraph" style:parent-style-name="Standard">
      <style:paragraph-properties fo:margin-left="0in" fo:margin-right="0in" fo:margin-top="0.1528in" fo:margin-bottom="0.1528in" loext:contextual-spacing="false" fo:line-height="115%" fo:text-align="justify" style:justify-single-word="false" fo:text-indent="0in" style:auto-text-indent="false"/>
    </style:style>
    <style:style style:name="P20" style:family="paragraph" style:parent-style-name="Standard">
      <style:paragraph-properties fo:margin-left="0in" fo:margin-right="0in" fo:margin-top="0.1528in" fo:margin-bottom="0.1528in" loext:contextual-spacing="false" fo:line-height="115%" fo:text-align="justify" style:justify-single-word="false" fo:text-indent="0in" style:auto-text-indent="false"/>
      <style:text-properties fo:color="#434343" fo:font-size="10.5pt" style:font-size-asian="10.5pt" style:font-size-complex="10.5pt"/>
    </style:style>
    <style:style style:name="P21" style:family="paragraph" style:parent-style-name="Standard">
      <loext:graphic-properties draw:fill="solid" draw:fill-color="#fbfbfb"/>
      <style:paragraph-properties fo:margin-top="0.3055in" fo:margin-bottom="0.3055in" loext:contextual-spacing="false" fo:line-height="115%" fo:text-align="justify" style:justify-single-word="false" fo:background-color="#fbfbfb"/>
    </style:style>
    <style:style style:name="P22" style:family="paragraph" style:parent-style-name="Standard">
      <loext:graphic-properties draw:fill="solid" draw:fill-color="#fbfbfb"/>
      <style:paragraph-properties fo:margin-top="0.3055in" fo:margin-bottom="0.1528in" loext:contextual-spacing="false" fo:line-height="115%" fo:text-align="justify" style:justify-single-word="false" fo:background-color="#fbfbfb"/>
    </style:style>
    <style:style style:name="P23" style:family="paragraph" style:parent-style-name="Standard">
      <loext:graphic-properties draw:fill="solid" draw:fill-color="#fbfbfb"/>
      <style:paragraph-properties fo:margin-top="0.3055in" fo:margin-bottom="0.1528in" loext:contextual-spacing="false" fo:line-height="100%" fo:text-align="justify" style:justify-single-word="false" fo:background-color="#fbfbfb"/>
    </style:style>
    <style:style style:name="P24" style:family="paragraph" style:parent-style-name="Heading_20_1" style:master-page-name="Standard">
      <loext:graphic-properties draw:fill="solid" draw:fill-color="#fbfbfb"/>
      <style:paragraph-properties fo:margin-top="0.1665in" fo:margin-bottom="0.0835in" loext:contextual-spacing="false" fo:line-height="100%" fo:text-align="justify" style:justify-single-word="false" style:page-number="1" fo:background-color="#fbfbfb"/>
    </style:style>
    <style:style style:name="P25" style:family="paragraph" style:parent-style-name="Heading_20_4">
      <loext:graphic-properties draw:fill="solid" draw:fill-color="#fbfbfb"/>
      <style:paragraph-properties fo:margin-top="0.1665in" fo:margin-bottom="0.028in" loext:contextual-spacing="false" fo:line-height="100%" fo:text-align="justify" style:justify-single-word="false" fo:keep-together="auto" fo:background-color="#fbfbfb" fo:keep-with-next="auto"/>
    </style:style>
    <style:style style:name="P26" style:family="paragraph" style:parent-style-name="Heading_20_4">
      <loext:graphic-properties draw:fill="solid" draw:fill-color="#fbfbfb"/>
      <style:paragraph-properties fo:margin-top="0.1665in" fo:margin-bottom="0.028in" loext:contextual-spacing="false" fo:line-height="100%" fo:text-align="justify" style:justify-single-word="false" fo:keep-together="auto" fo:background-color="#fbfbfb" fo:keep-with-next="auto"/>
      <style:text-properties fo:color="#434343" fo:font-size="10.5pt" fo:font-style="italic" style:text-underline-style="solid" style:text-underline-width="auto" style:text-underline-color="font-color" style:font-size-asian="10.5pt" style:font-style-asian="italic" style:font-size-complex="10.5pt"/>
    </style:style>
    <style:style style:name="P27" style:family="paragraph" style:parent-style-name="Heading_20_4">
      <loext:graphic-properties draw:fill="solid" draw:fill-color="#fbfbfb"/>
      <style:paragraph-properties fo:margin-top="0.1665in" fo:margin-bottom="0in" loext:contextual-spacing="false" fo:line-height="100%" fo:text-align="justify" style:justify-single-word="false" fo:keep-together="auto" fo:background-color="#fbfbfb" fo:keep-with-next="auto"/>
    </style:style>
    <style:style style:name="P28" style:family="paragraph" style:parent-style-name="Heading_20_3">
      <loext:graphic-properties draw:fill="solid" draw:fill-color="#fbfbfb"/>
      <style:paragraph-properties fo:margin-top="0.3055in" fo:margin-bottom="0.3055in" loext:contextual-spacing="false" fo:line-height="100%" fo:text-align="justify" style:justify-single-word="false" fo:background-color="#fbfbfb" fo:padding-left="0in" fo:padding-right="0in" fo:padding-top="0.0417in" fo:padding-bottom="0in" fo:border="none"/>
    </style:style>
    <style:style style:name="P29" style:family="paragraph" style:parent-style-name="Heading_20_3">
      <style:paragraph-properties fo:margin-top="0.1528in" fo:margin-bottom="0.1528in" loext:contextual-spacing="false" fo:line-height="100%" fo:text-align="justify" style:justify-single-word="false"/>
    </style:style>
    <style:style style:name="P30" style:family="paragraph" style:parent-style-name="Heading_20_3">
      <loext:graphic-properties draw:fill="solid" draw:fill-color="#fbfbfb"/>
      <style:paragraph-properties fo:margin-top="0.1945in" fo:margin-bottom="0.0555in" loext:contextual-spacing="false" fo:line-height="115%" fo:text-align="justify" style:justify-single-word="false" fo:keep-together="auto" fo:background-color="#fbfbfb" fo:keep-with-next="auto"/>
    </style:style>
    <style:style style:name="P31" style:family="paragraph" style:parent-style-name="Heading_20_3">
      <loext:graphic-properties draw:fill="solid" draw:fill-color="#fbfbfb"/>
      <style:paragraph-properties fo:margin-top="0.3055in" fo:margin-bottom="0.1528in" loext:contextual-spacing="false" fo:line-height="100%" fo:text-align="justify" style:justify-single-word="false" fo:background-color="#fbfbfb"/>
      <style:text-properties fo:font-weight="bold" style:font-weight-asian="bold"/>
    </style:style>
    <style:style style:name="P32" style:family="paragraph" style:parent-style-name="Heading_20_3">
      <loext:graphic-properties draw:fill="solid" draw:fill-color="#fbfbfb"/>
      <style:paragraph-properties fo:margin-top="0.3055in" fo:margin-bottom="0.1528in" loext:contextual-spacing="false" fo:line-height="100%" fo:text-align="justify" style:justify-single-word="false" fo:background-color="#fbfbfb"/>
    </style:style>
    <style:style style:name="P33" style:family="paragraph" style:parent-style-name="Heading_20_2">
      <loext:graphic-properties draw:fill="solid" draw:fill-color="#fbfbfb"/>
      <style:paragraph-properties fo:margin-top="0.1528in" fo:margin-bottom="0.1528in" loext:contextual-spacing="false" fo:line-height="115%" fo:text-align="justify" style:justify-single-word="false" fo:keep-together="auto" fo:background-color="#fbfbfb" fo:keep-with-next="auto"/>
      <style:text-properties fo:color="#434343" fo:font-size="17pt" fo:font-weight="bold" style:font-size-asian="17pt" style:font-weight-asian="bold" style:font-size-complex="17pt"/>
    </style:style>
    <style:style style:name="P34" style:family="paragraph" style:parent-style-name="Heading_20_2">
      <loext:graphic-properties draw:fill="solid" draw:fill-color="#fbfbfb"/>
      <style:paragraph-properties fo:margin-top="0.1528in" fo:margin-bottom="0.1528in" loext:contextual-spacing="false" fo:line-height="115%" fo:text-align="justify" style:justify-single-word="false" fo:keep-together="auto" fo:background-color="#fbfbfb" fo:keep-with-next="auto"/>
    </style:style>
    <style:style style:name="P35" style:family="paragraph" style:parent-style-name="Heading_20_2">
      <style:paragraph-properties fo:margin-top="0.1528in" fo:margin-bottom="0.1528in" loext:contextual-spacing="false" fo:line-height="100%" fo:text-align="justify" style:justify-single-word="false"/>
    </style:style>
    <style:style style:name="T1" style:family="text">
      <style:text-properties fo:color="#434343" fo:font-weight="bold" style:font-weight-asian="bold"/>
    </style:style>
    <style:style style:name="T2" style:family="text">
      <style:text-properties fo:color="#434343"/>
    </style:style>
    <style:style style:name="T3" style:family="text">
      <style:text-properties fo:color="#434343" fo:font-size="17pt" fo:font-weight="bold" style:font-size-asian="17pt" style:font-weight-asian="bold" style:font-size-complex="17pt"/>
    </style:style>
    <style:style style:name="T4" style:family="text">
      <style:text-properties fo:color="#434343" fo:font-size="10.5pt" style:font-size-asian="10.5pt" style:font-size-complex="10.5pt"/>
    </style:style>
    <style:style style:name="T5" style:family="text">
      <style:text-properties fo:color="#434343" fo:font-size="10.5pt" fo:font-weight="bold" style:font-size-asian="10.5pt" style:font-weight-asian="bold" style:font-size-complex="10.5pt"/>
    </style:style>
    <style:style style:name="T6" style:family="text">
      <style:text-properties fo:color="#434343" fo:font-size="10.5pt" fo:font-style="italic" style:text-underline-style="solid" style:text-underline-width="auto" style:text-underline-color="font-color" style:font-size-asian="10.5pt" style:font-style-asian="italic" style:font-size-complex="10.5pt"/>
    </style:style>
    <style:style style:name="T7" style:family="text">
      <style:text-properties fo:color="#434343" fo:font-size="10.5pt" fo:font-style="italic" style:font-size-asian="10.5pt" style:font-style-asian="italic" style:font-size-complex="10.5pt"/>
    </style:style>
    <style:style style:name="T8" style:family="text">
      <style:text-properties fo:color="#434343" fo:font-size="11.5pt" fo:font-weight="bold" style:font-size-asian="11.5pt" style:font-weight-asian="bold" style:font-size-complex="11.5pt"/>
    </style:style>
    <style:style style:name="T9" style:family="text">
      <style:text-properties fo:color="#434343" fo:font-size="7.5pt" style:font-size-asian="7.5pt" style:font-size-complex="7.5pt"/>
    </style:style>
    <style:style style:name="T10" style:family="text">
      <style:text-properties fo:font-size="12pt" fo:font-weight="bold" style:font-size-asian="12pt" style:font-weight-asian="bold" style:font-size-complex="12pt"/>
    </style:style>
    <style:style style:name="T11" style:family="text">
      <style:text-properties fo:font-weight="bold" style:font-weight-asian="bold"/>
    </style:style>
    <style:style style:name="T12" style:family="text">
      <style:text-properties fo:font-size="12.5pt" fo:font-weight="bold" style:font-size-asian="12.5pt" style:font-weight-asian="bold" style:font-size-complex="12.5pt"/>
    </style:style>
    <style:style style:name="T13" style:family="text">
      <style:text-properties fo:font-size="7.5pt" style:font-size-asian="7.5pt" style:font-size-complex="7.5pt"/>
    </style:style>
    <style:style style:name="T14" style:family="text">
      <style:text-properties fo:color="#1155cc" fo:font-size="7.5pt" style:text-underline-style="solid" style:text-underline-width="auto" style:text-underline-color="font-color" style:font-size-asian="7.5pt" style:font-size-complex="7.5pt"/>
    </style:style>
    <style:style style:name="T15" style:family="text">
      <style:text-properties fo:color="#0000ff" fo:font-size="7.5pt" fo:font-weight="bold" style:font-size-asian="7.5pt" style:font-weight-asian="bold" style:font-size-complex="7.5pt"/>
    </style:style>
    <style:style style:name="T16" style:family="text">
      <style:text-properties fo:color="#0000ff" fo:font-size="7.5pt" style:font-size-asian="7.5pt" style:font-size-complex="7.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lfsh9k5gw1qe"/><text:span text:style-name="T1">Ciclo de Vida de Desarrollo Software</text:span></text:p>
      <text:p text:style-name="Standard"/>
      <text:p text:style-name="P4"><text:span text:style-name="T2">El ciclo de vida de desarrollo de software (SDLC) es el proceso por el cual se </text:span><text:span text:style-name="T1">busca diseñar una aplicación</text:span><text:span text:style-name="T2"> de software bajo unos </text:span><text:span text:style-name="T1">estándares de rentabilidad y eficiencia</text:span><text:span text:style-name="T2"> en términos de tiempo y para crear software de alta calidad.</text:span></text:p>
      <text:p text:style-name="P4"><text:span text:style-name="T2">El objetivo es </text:span><text:span text:style-name="T1">minimizar los riesgos</text:span><text:span text:style-name="T2"> que puedan surgir en el proyecto por medio de una </text:span><text:span text:style-name="T1">planificación anticipada</text:span><text:span text:style-name="T2"> y que cumpla con los requisitos del cliente durante la fase de producción y posteriores fases.</text:span></text:p>
      <text:p text:style-name="P4"><text:span text:style-name="T2">Los modelos de ciclo de vida de desarrollo de software presentan de manera conceptual y organizada un ciclo de vida de desarrollo.</text:span></text:p>
      <text:p text:style-name="P4"><text:span text:style-name="T2">Los conceptos de ciclo de vida de desarrollo y ciclo de desarrollo están muy relacionados y a menudo se intercambian, no obstante existen diferencias entre ellas</text:span></text:p>
      <text:p text:style-name="P5"><text:span text:style-name="T2">El término </text:span><text:span text:style-name="T1">ciclo de desarrollo</text:span><text:span text:style-name="T2"> se refiere más específicamente a las fases </text:span><text:span text:style-name="T1">dentro del proceso de desarrollo</text:span><text:span text:style-name="T2"> de software, principalmente a la etapa de </text:span><text:span text:style-name="T1">construcción del software</text:span><text:span text:style-name="T2">. Se enfoca en las actividades técnicas necesarias para llevar a cabo el desarrollo o la programación del software.</text:span></text:p>
      <text:p text:style-name="P5"><text:span text:style-name="T2">Este ciclo incluye:</text:span></text:p>
      <text:list xml:id="list1988127844" text:style-name="WWNum2">
        <text:list-item>
          <text:p text:style-name="P6"><text:span text:style-name="T1">Codificación o programación</text:span><text:span text:style-name="T2">: El desarrollo real del código del software.</text:span></text:p>
        </text:list-item>
        <text:list-item>
          <text:p text:style-name="P7"><text:span text:style-name="T1">Pruebas unitarias o de integración</text:span><text:span text:style-name="T2">: Evaluación de pequeños componentes de código para asegurarse de que funcionan según lo previsto.</text:span></text:p>
        </text:list-item>
        <text:list-item>
          <text:p text:style-name="P9"><text:span text:style-name="T1">Depuración</text:span><text:span text:style-name="T2">: Identificación y corrección de errores.</text:span></text:p>
        </text:list-item>
      </text:list>
      <text:p text:style-name="P33"><text:bookmark text:name="_umeuoy41nznb"/></text:p>
      <text:p text:style-name="P34"><text:bookmark text:name="_abtrfijs37ke"/><text:span text:style-name="T3">¿Por qué es importante el SDLC?</text:span></text:p>
      <text:p text:style-name="P13"><text:span text:style-name="T4">El desarrollo de software puede ser difícil de administrar debido a los requisitos cambiantes, los avances de la tecnología y la colaboración interfuncional. La metodología del SDLC ofrece un marco de administración sistemático con entregas específicas en cada etapa del proceso de desarrollo de software.</text:span></text:p>
      <text:p text:style-name="P28"><text:bookmark text:name="_psmbb2jno2pm"/><text:span text:style-name="T10">Ventajas del SDLC:</text:span></text:p>
      <text:list xml:id="list1283840727" text:style-name="WWNum1">
        <text:list-item>
          <text:p text:style-name="P14"><text:span text:style-name="T5">Mayor visibilidad</text:span><text:span text:style-name="T4"> del proceso de desarrollo para todas las partes interesadas implicadas</text:span></text:p>
        </text:list-item>
        <text:list-item>
          <text:p text:style-name="P15"><text:span text:style-name="T4">Una estimación, </text:span><text:span text:style-name="T5">planificación </text:span><text:span text:style-name="T4">y programación eficientes</text:span></text:p>
        </text:list-item>
        <text:list-item>
          <text:p text:style-name="P15"><text:span text:style-name="T4">Mejoras en la administración de riesgos y </text:span><text:span text:style-name="T5">estimación de costos</text:span></text:p>
        </text:list-item>
        <text:list-item>
          <text:p text:style-name="P16"><text:span text:style-name="T4">Entregas de software sistemáticas y</text:span><text:span text:style-name="T5"> mayor satisfacción</text:span><text:span text:style-name="T4"> de los clientes</text:span></text:p>
        </text:list-item>
      </text:list>
      <text:p text:style-name="P17"/>
      <text:p text:style-name="P35"><text:bookmark text:name="_byu3qnct5707"/><text:span text:style-name="T1">¿Cómo funciona el SDLC?</text:span></text:p>
      <text:p text:style-name="P19"><text:span text:style-name="T4">El ciclo de vida del desarrollo de software (SDLC) describe varias</text:span><text:span text:style-name="T5"> tareas necesarias</text:span><text:span text:style-name="T4"> para crear una aplicación de software. El proceso de desarrollo pasa por varias </text:span><text:span text:style-name="T5">etapas </text:span><text:span text:style-name="T4">a medida que los desarrolladores </text:span><text:span text:style-name="T5">agregan nuevas características y corrigen errores</text:span><text:span text:style-name="T4"> del software.</text:span></text:p>
      <text:p text:style-name="P19"><text:span text:style-name="T4">Los detalles del proceso SDLC varían para equipos diferentes. Sin embargo, a continuación se describen algunas fases comunes del SDLC.</text:span></text:p>
      <text:p text:style-name="P29"><text:bookmark text:name="_sge1qnwndkm6"/><text:span text:style-name="T11">Planificación</text:span></text:p>
      <text:p text:style-name="P19"><text:span text:style-name="T4">La fase de planificación incluye normalmente tareas como </text:span><text:span text:style-name="T5">análisis de costos y beneficios, programación, estimación de recursos y asignación.</text:span><text:span text:style-name="T4"> El equipo de desarrollo recopila requisitos de varias partes interesadas, como clientes, expertos internos y externos, así como directivos, para crear un documento de </text:span><text:span text:style-name="T5">especificaciones con los requisitos</text:span><text:span text:style-name="T4"> del software.</text:span></text:p>
      <text:p text:style-name="P29"><text:bookmark text:name="_e9p9icthvyu7"/><text:soft-page-break/><text:span text:style-name="T11">Diseño</text:span></text:p>
      <text:p text:style-name="P19"><text:span text:style-name="T4">En la fase de diseño, los ingenieros de software analizan los requisitos e </text:span><text:span text:style-name="T5">identifican las mejores soluciones</text:span><text:span text:style-name="T4"> para crear el software. Decidirán la mejor manera de </text:span><text:span text:style-name="T5">integrar</text:span><text:span text:style-name="T4"> el nuevo software en cualquier </text:span><text:span text:style-name="T5">infraestructura de TI existente</text:span><text:span text:style-name="T4"> que la organización pueda tener.</text:span></text:p>
      <text:p text:style-name="P29"><text:bookmark text:name="_qnk931fp9loh"/><text:span text:style-name="T11">Implementación</text:span></text:p>
      <text:p text:style-name="P19"><text:span text:style-name="T4">En la fase de implementación, el equipo de desarrollo </text:span><text:span text:style-name="T5">codifica el producto</text:span><text:span text:style-name="T4">. Se analizan los requisitos para identificar tareas de codificación más pequeñas que puedan hacerse diariamente para conseguir el resultado final.</text:span></text:p>
      <text:p text:style-name="P29"><text:bookmark text:name="_i2whya9u2f0l"/><text:span text:style-name="T11">Pruebas</text:span></text:p>
      <text:p text:style-name="P19"><text:span text:style-name="T4">El equipo de desarrollo combina las </text:span><text:span text:style-name="T5">pruebas automáticas y manuales</text:span><text:span text:style-name="T4"> para comprobar si el software tiene errores. Los análisis de calidad incluyen probar el software para detectar errores y comprobar si cumple los requisitos del cliente.</text:span></text:p>
      <text:p text:style-name="P29"><text:bookmark text:name="_hetfg96djszb"/><text:span text:style-name="T11">Despliegue</text:span></text:p>
      <text:p text:style-name="P19"><text:span text:style-name="T4">Cuando los equipos desarrollan software, lo codifican y prueban en una copia diferente que no es a la que acceden los usuarios. El software que los clientes usan se llama</text:span><text:span text:style-name="T5"> producción</text:span><text:span text:style-name="T4">, mientras que las otras copias están en el entorno de compilación o </text:span><text:span text:style-name="T5">entorno de pruebas</text:span><text:span text:style-name="T4">.</text:span></text:p>
      <text:p text:style-name="P19"><text:span text:style-name="T4">Disponer de un entorno de compilación y de un entorno de producción diferenciados garantiza que los clientes puedan seguir usando el software incluso cuando se modifica o actualiza. La fase de despliegue incluye varias tareas para llevar la última copia compilada al entorno de producción, como empaquetado, configuración del entorno e instalación.</text:span></text:p>
      <text:p text:style-name="P20"/>
      <text:p text:style-name="P29"><text:bookmark text:name="_57lttwi9haqi"/><text:span text:style-name="T11">Mantenimiento</text:span></text:p>
      <text:p text:style-name="P19"><text:span text:style-name="T4">En la fase de mantenimiento, entre otras tareas, el equipo </text:span><text:span text:style-name="T5">corrige errores</text:span><text:span text:style-name="T4">, resuelve problemas de los clientes y </text:span><text:span text:style-name="T5">administra los cambios</text:span><text:span text:style-name="T4"> hechos en el software. Además, el equipo </text:span><text:span text:style-name="T5">supervisa el rendimiento</text:span><text:span text:style-name="T4"> general del sistema, la seguridad y la experiencia del usuario para identificar nuevas maneras de mejorar el software existente.</text:span></text:p>
      <text:p text:style-name="P20"/>
      <text:p text:style-name="P34"><text:bookmark text:name="_27l7o7f9tj3d"/><text:span text:style-name="T3">¿Qué son los modelos SDLC?</text:span></text:p>
      <text:p text:style-name="P13"><text:span text:style-name="T4">Un modelo de ciclo de vida del desarrollo de software se presenta de manera </text:span><text:span text:style-name="T5">conceptual y organizada</text:span><text:span text:style-name="T4"> para permitir que las organizaciones lo implementen. Diferentes modelos disponen las fases del SDLC en diversos órdenes cronológicos para optimizar el ciclo de desarrollo. A continuación, se muestran algunos modelos SDLC conocidos.</text:span></text:p>
      <text:p text:style-name="P13"><text:span text:style-name="T8">Cascada</text:span></text:p>
      <text:p text:style-name="P21"><text:span text:style-name="T4">El modelo de cascada dispone de manera </text:span><text:span text:style-name="T5">secuencial </text:span><text:span text:style-name="T4">de modo que las nuevas fases </text:span><text:span text:style-name="T5">dependen del resultado de la anterior</text:span><text:span text:style-name="T4">. Desde un punto de vista conceptual, el diseño fluye desde una fase a otra inferior, como en una cascada.</text:span></text:p>
      <text:p text:style-name="P25"><text:bookmark text:name="_i5z0uhm1bylc"/><text:span text:style-name="T6">Ventajas y desventajas:</text:span></text:p>
      <text:p text:style-name="P21"><text:span text:style-name="T4">El modelo de cascada hace que la administración del proyecto sea muy </text:span><text:span text:style-name="T5">estricta </text:span><text:span text:style-name="T4">y proporciona un </text:span><text:span text:style-name="T5">resultado tangible</text:span><text:span text:style-name="T4"> al final de cada fase. Sin embargo, hay</text:span><text:span text:style-name="T5"> </text:span><text:span text:style-name="T4">poco margen de cambio una vez que una fase se considera completa, ya que pueden afectar al tiempo de entrega, al costo y a la calidad del software. Por lo tanto, el modelo es más adecuado para </text:span><text:span text:style-name="T5">pequeños proyectos</text:span><text:span text:style-name="T4"> de desarrollo de software, donde las tareas se pueden organizar y administrar fácilmente y los requisitos se pueden definir con precisión.</text:span></text:p>
      <text:p text:style-name="P30"><text:bookmark text:name="_osuvyl62bcdw"/><text:span text:style-name="T12">Iterativo</text:span></text:p>
      <text:p text:style-name="P21"><text:span text:style-name="T4">El proceso iterativo sugiere que los equipos comienzan el desarrollo de software con un </text:span><text:span text:style-name="T5">pequeño subconjunto de requisitos</text:span><text:span text:style-name="T4">. Posteriormente, se </text:span><text:span text:style-name="T5">mejoran las versiones</text:span><text:span text:style-name="T4"> de manera iterativa a lo largo del tiempo hasta que el software final esté listo para pasar a producción. El equipo produce una nueva versión de software al final de cada iteración.</text:span></text:p>
      <text:p text:style-name="P26"><text:bookmark text:name="_7qg8ebz23bdw"/></text:p>
      <text:p text:style-name="P26"><text:bookmark text:name="_87f5bqitfeho"/></text:p>
      <text:p text:style-name="P25"><text:bookmark text:name="_8r7cjpwip4lp"/><text:span text:style-name="T6">Ventajas y desventajas</text:span></text:p>
      <text:p text:style-name="P21"><text:span text:style-name="T4">Es fácil identificar y </text:span><text:span text:style-name="T5">administrar riesgos</text:span><text:span text:style-name="T4">, ya que los requisitos pueden cambiar entre cada iteración. Sin embargo, la repetición de los ciclos puede dar lugar a que cambien los objetivos y se subestimen los recursos.</text:span></text:p>
      <text:p text:style-name="P30"><text:bookmark text:name="_p6w4n7ybl8t7"/><text:span text:style-name="T10">Espiral</text:span></text:p>
      <text:p text:style-name="P21"><text:soft-page-break/><text:span text:style-name="T4">El modelo de espiral combina los </text:span><text:span text:style-name="T5">pequeños ciclos repetidos</text:span><text:span text:style-name="T4"> del modelo iterativo con el </text:span><text:span text:style-name="T5">flujo secuencial y lineal</text:span><text:span text:style-name="T4"> del modelo de cascada para dar prioridad al análisis de riesgos. Puede usar el modelo de espiral para garantizar la actualización y mejora graduales del software mediante la creación de prototipos en cada fase.</text:span></text:p>
      <text:p text:style-name="P25"><text:bookmark text:name="_bm3ks28uifl"/><text:span text:style-name="T6">Ventajas y desventajas</text:span></text:p>
      <text:p text:style-name="P21"><text:span text:style-name="T4">El modelo de espiral es adecuado para</text:span><text:span text:style-name="T5"> proyectos grandes y complejos que requieren cambios frecuentes</text:span><text:span text:style-name="T4">. Sin embargo, puede ser costoso para proyectos pequeños con objetivos muy concretos.</text:span></text:p>
      <text:p text:style-name="P30"><text:bookmark text:name="_88dg96d7nf9t"/><text:span text:style-name="T10">Ágil</text:span></text:p>
      <text:p text:style-name="P21"><text:span text:style-name="T4">El modelo ágil dispone las fases del SDLC en varios </text:span><text:span text:style-name="T5">ciclos de desarrollo</text:span><text:span text:style-name="T4">. El equipo itera a través de las fases rápidamente y solo se hacen </text:span><text:span text:style-name="T5">pequeños cambios progresivos</text:span><text:span text:style-name="T4"> de software en cada ciclo. Los requisitos, planes y resultados se </text:span><text:span text:style-name="T5">evalúan continuamente</text:span><text:span text:style-name="T4"> para responder con rapidez a los cambios. </text:span></text:p>
      <text:p text:style-name="P27"><text:bookmark text:name="_hd85q24g6lx2"/><text:span text:style-name="T6">Ventajas y desventajas</text:span></text:p>
      <text:p text:style-name="P22"><text:span text:style-name="T4">Los ciclos rápidos de desarrollo permiten a los equipos identificar y abordar problemas en proyectos complejos desde el principio y antes de que se conviertan en problemas graves. También promueven la </text:span><text:span text:style-name="T5">participación de los clientes</text:span><text:span text:style-name="T4"> y las partes interesadas para que den su opinión en todo el ciclo de vida del proyecto. Sin embargo, depender en exceso de la opinión de los clientes puede hacer que los objetivos cambien drásticamente o dejar el proyecto a medias.</text:span></text:p>
      <text:p text:style-name="P31"><text:bookmark text:name="_3jgd6pb3dot3"/></text:p>
      <text:p text:style-name="P31"><text:bookmark text:name="_iz3g6br1d24l"/></text:p>
      <text:p text:style-name="P32"><text:bookmark text:name="_8uieb6t1gh1t"/><text:span text:style-name="T10">Scrum</text:span></text:p>
      <text:p text:style-name="P3"><text:span text:style-name="T4">Se basa en el principio ágil de desarrollo iterativo e incremental. Al período de trabajo para desarrollar un incremento de producto se lo denomina “sprint” (1 a 4 semanas). Durante cada sprint, el equipo crea un incremento de software potencialmente entregable. Scrum establece una reunión al inicio de cada sprint para determinar el trabajo que se va a realizar, otra al final para evaluar el resultado, y revisiones diarias que realiza el equipo en su auto-gestión.</text:span></text:p>
      <text:list xml:id="list2253225966" text:style-name="WWNum4">
        <text:list-item>
          <text:p text:style-name="P10"><text:span text:style-name="T5">Product owner</text:span><text:span text:style-name="T4">: que corresponde con los responsables funcionales. Será el encargado de definir las prioridades del backlog de forma conjunta con el scrum master</text:span></text:p>
        </text:list-item>
        <text:list-item>
          <text:p text:style-name="P10"><text:span text:style-name="T5">Scrum master</text:span><text:span text:style-name="T4">: Perfil encargado de solucionar las necesidades del equipo de desarrollo y coordinar la correcta ejecución de la iteración.</text:span></text:p>
        </text:list-item>
        <text:list-item>
          <text:p text:style-name="P10"><text:span text:style-name="T5">Equipo de desarrollo</text:span><text:span text:style-name="T4">: los profesionales encargados de las labores de codificación. </text:span></text:p>
        </text:list-item>
      </text:list>
      <text:p text:style-name="P1"/>
      <text:p text:style-name="P27"><text:bookmark text:name="_6wzu4wtprzhw"/><text:span text:style-name="T6">Ventajas y desventajas</text:span></text:p>
      <text:p text:style-name="P23"><text:span text:style-name="T4">Los ciclos de sprints, reuniones diarias (daily) y reuniones semanales (weekly) permiten ajustes rápidos y constantes al proyecto manteniendo la posibilidad de tener un proyecto entregable en cualquier momento. Sin embargo puede resultar contraproducente el esfuerzo administrativo elevado en equipos grandes o en proyectos con requisitos inestables</text:span></text:p>
      <text:p text:style-name="P32"><text:bookmark text:name="_ywynj0u7ucdu"/><text:span text:style-name="T10">Kanban</text:span></text:p>
      <text:p text:style-name="P2"/>
      <text:p text:style-name="P3"><text:span text:style-name="T4">Es un modelo muy relacionado con las metodologías ágiles. Consiste en la elaboración de un cuadro o diagrama en la que se reflejan tres columnas de tareas, divididas en pendientes, proceso o terminadas. Este diagrama ha de estar al alcance de todos los miembros del equipo para evitar la repetición de tareas y o la posibilidad de que alguna sea olvidada. <text:s text:c="2"/></text:span></text:p>
      <text:p text:style-name="P1"/>
      <text:p text:style-name="P3"><text:span text:style-name="T7">Ventajas y desventajas</text:span></text:p>
      <text:p text:style-name="P1"/>
      <text:list xml:id="list3018610598" text:style-name="WWNum3">
        <text:list-item>
          <text:p text:style-name="P11"><text:span text:style-name="T4">Ofrecer un panorama que permite ver de un vistazo el trabajo de tu equipo. Como un método visual de gestión de proyectos, Kanban puede ayudarte a poner en marcha el trabajo y obtener una visión clara de los flujos de trabajo de tu equipo.</text:span></text:p>
        </text:list-item>
      </text:list>
      <text:p text:style-name="P18"/>
      <text:list xml:id="list94029978044528" text:continue-numbering="true" text:style-name="WWNum3">
        <text:list-item>
          <text:p text:style-name="P8"><text:span text:style-name="T4">Aumentar la claridad, especialmente en los equipos remotos. Al centralizar las tareas y reducir la cantidad de trabajo en curso en un momento dado, los diagramas Kanban pueden ayudar al equipo a obtener información de un vistazo sobre quién está haciendo qué. </text:span></text:p>
        </text:list-item>
        <text:list-item>
          <text:p text:style-name="P12"><text:soft-page-break/><text:span text:style-name="T4">Si hay demasiado trabajo en curso, puede resultar abrumador.</text:span></text:p>
        </text:list-item>
      </text:list>
      <text:p text:style-name="P22"><text:span text:style-name="T9">Fuente:</text:span><text:span text:style-name="T13"> </text:span><text:a xlink:type="simple" xlink:href="https://aws.amazon.com/es/what-is/sdlc/" text:style-name="ListLabel_20_37" text:visited-style-name="ListLabel_20_37"><text:span text:style-name="T14">https://aws.amazon.com/es/what-is/sdlc/</text:span></text:a></text:p>
      <text:p text:style-name="P22"><text:a xlink:type="simple" xlink:href="https://www.preparatic.org/material/20141011/Presentacion_Metodologias.pdf" text:style-name="ListLabel_20_37" text:visited-style-name="ListLabel_20_37"><text:span text:style-name="T14">https://www.preparatic.org/material/20141011/Presentacion_Metodologias.pdf</text:span></text:a></text:p>
      <text:p text:style-name="P22"><text:a xlink:type="simple" xlink:href="https://asana.com/es/resources/what-is-kanban" text:style-name="ListLabel_20_37" text:visited-style-name="ListLabel_20_37"><text:span text:style-name="T14">https://asana.com/es/resources/what-is-kanban</text:span></text:a></text:p>
      <text:p text:style-name="P22"><text:a xlink:type="simple" xlink:href="https://www.atlassian.com/work-management/project-management/project-life-cycle" text:style-name="ListLabel_20_37" text:visited-style-name="ListLabel_20_37"><text:span text:style-name="T14">https://www.atlassian.com/work-management/project-management/project-life-cycle</text:span></text:a></text:p>
      <text:p text:style-name="P22"><text:span text:style-name="T15">Atlassian: Software development life cycle (SDLC)</text:span></text:p>
      <text:p text:style-name="P22"><text:span text:style-name="T16">IBM: What is the Software Development Life Cycle?</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333333"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646f79" fo:font-size="10.5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5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fo:font-size="7.5pt" style:text-underline-style="solid" style:text-underline-width="auto" style:text-underline-color="font-color" style:font-size-asian="7.5pt" style:font-size-complex="7.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70" meta:word-count="1542" meta:character-count="10022" meta:non-whitespace-character-count="8557"/>
    <meta:generator>LibreOfficeDev/6.0.5.2$Linux_X86_64 LibreOffice_project/</meta:generator>
  </office:meta>
</office:document-meta>
</file>